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ave-done" xlink:href="vnd.sun.star.script:Standard.Module1.Main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7.02mm"/>
    </style:style>
    <style:style style:name="co3" style:family="table-column">
      <style:table-column-properties fo:break-before="auto" style:column-width="62.64mm"/>
    </style:style>
    <style:style style:name="co4" style:family="table-column">
      <style:table-column-properties fo:break-before="auto" style:column-width="135.06mm"/>
    </style:style>
    <style:style style:name="co6" style:family="table-column">
      <style:table-column-properties fo:break-before="auto" style:column-width="67.89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4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fo:background-color="#ff9999" style:cell-protect="protected" style:print-content="true" style:text-align-source="fix" style:repeat-content="false" fo:border="0.06pt solid #000000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 style:data-style-name="N112">
      <style:table-cell-properties fo:background-color="#aecf00" style:cell-protect="protected" style:print-content="true"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 style:data-style-name="N113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 style:data-style-name="N104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04">
      <style:table-cell-properties fo:background-color="#aecf00" style:cell-protect="protected" style:print-content="true"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 style:data-style-name="N104">
      <style:table-cell-properties fo:background-color="#1eff56" style:cell-protect="none" style:print-content="true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 style:data-style-name="N104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fo:background-color="#aecf00" style:cell-protect="protected" style:print-content="true" style:text-align-source="fix" style:repeat-content="false" fo:wrap-option="wrap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ff9999"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aecf00" style:cell-protect="protected" style:print-content="true"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 style:data-style-name="N104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3">
        <table:table-column table:style-name="co2" table:default-cell-style-name="ce4"/>
        <table:table-column table:style-name="co3" table:default-cell-style-name="ce8"/>
        <table:table-column table:style-name="co4" table:default-cell-style-name="ce11"/>
        <table:table-column table:style-name="co6" table:default-cell-style-name="ce16"/>
        <table:table-row table:style-name="ro2">
          <table:table-cell table:style-name="ce2" office:value-type="string" calcext:value-type="string" table:number-columns-spanned="4" table:number-rows-spanned="1">
            <text:p>AHMET DUMAN</text:p>
          </table:table-cell>
          <table:covered-table-cell table:style-name="ce5"/>
          <table:covered-table-cell table:style-name="ce9"/>
          <table:covered-table-cell table:style-name="ce12"/>
        </table:table-row>
        <table:table-row table:style-name="ro3">
          <table:table-cell table:style-name="ce3" office:value-type="string" calcext:value-type="string">
            <text:p>TARİH</text:p>
          </table:table-cell>
          <table:table-cell table:style-name="ce6" office:value-type="string" calcext:value-type="string">
            <text:p>TUTAR</text:p>
          </table:table-cell>
          <table:table-cell table:style-name="ce10" office:value-type="string" calcext:value-type="string">
            <text:p>NOT</text:p>
          </table:table-cell>
          <table:table-cell table:style-name="ce13" office:value-type="string" calcext:value-type="string">
            <text:p>TOPLAM</text:p>
          </table:table-cell>
        </table:table-row>
        <table:table-row table:style-name="ro5">
          <table:table-cell office:value-type="date" office:date-value="2019-03-10T13:28:19" calcext:value-type="date">
            <text:p>Pazar <text:s/>10/Mart/2019 13:28:19</text:p>
          </table:table-cell>
          <table:table-cell table:style-name="ce7" office:value-type="currency" office:currency="TRY" office:value="9.25" calcext:value-type="currency">
            <text:p>₺9,25</text:p>
          </table:table-cell>
          <table:table-cell/>
          <table:table-cell table:style-name="ce14" table:formula="of:=SUM([.B2:.B9999])" office:value-type="currency" office:currency="TRY" office:value="94.75" calcext:value-type="currency">
            <text:p>₺94,75</text:p>
          </table:table-cell>
        </table:table-row>
        <table:table-row table:style-name="ro5">
          <table:table-cell office:value-type="date" office:date-value="2019-03-10T18:54:46" calcext:value-type="date">
            <text:p>Pazar <text:s/>10/Mart/2019 18:54:46</text:p>
          </table:table-cell>
          <table:table-cell table:style-name="ce7" office:value-type="currency" office:currency="TRY" office:value="5.25" calcext:value-type="currency">
            <text:p>₺5,25</text:p>
          </table:table-cell>
          <table:table-cell table:number-columns-repeated="2"/>
        </table:table-row>
        <table:table-row table:style-name="ro5">
          <table:table-cell office:value-type="date" office:date-value="2019-03-11T16:41:45" calcext:value-type="date">
            <text:p>Pazartesi <text:s/>11/Mart/2019 16:41:45</text:p>
          </table:table-cell>
          <table:table-cell table:style-name="ce7" office:value-type="currency" office:currency="TRY" office:value="6" calcext:value-type="currency">
            <text:p>₺6,00</text:p>
          </table:table-cell>
          <table:table-cell table:number-columns-repeated="2"/>
        </table:table-row>
        <table:table-row table:style-name="ro5">
          <table:table-cell office:value-type="date" office:date-value="2019-03-12T19:13:58" calcext:value-type="date">
            <text:p>Salı <text:s/>12/Mart/2019 19:13:58</text:p>
          </table:table-cell>
          <table:table-cell table:style-name="ce7" office:value-type="currency" office:currency="TRY" office:value="3.75" calcext:value-type="currency">
            <text:p>₺3,75</text:p>
          </table:table-cell>
          <table:table-cell table:number-columns-repeated="2"/>
        </table:table-row>
        <table:table-row table:style-name="ro5">
          <table:table-cell office:value-type="date" office:date-value="2019-03-13T10:10:50" calcext:value-type="date">
            <text:p>Çarşamba <text:s/>13/Mart/2019 10:10:50</text:p>
          </table:table-cell>
          <table:table-cell table:style-name="ce7" office:value-type="currency" office:currency="TRY" office:value="1.25" calcext:value-type="currency">
            <text:p>₺1,25</text:p>
          </table:table-cell>
          <table:table-cell table:number-columns-repeated="2"/>
        </table:table-row>
        <table:table-row table:style-name="ro5">
          <table:table-cell office:value-type="date" office:date-value="2019-03-13T10:11:10" calcext:value-type="date">
            <text:p>Çarşamba <text:s/>13/Mart/2019 10:11:10</text:p>
          </table:table-cell>
          <table:table-cell table:style-name="ce7" office:value-type="currency" office:currency="TRY" office:value="1.25" calcext:value-type="currency">
            <text:p>₺1,25</text:p>
          </table:table-cell>
          <table:table-cell table:number-columns-repeated="2"/>
        </table:table-row>
        <table:table-row table:style-name="ro5">
          <table:table-cell office:value-type="date" office:date-value="2019-03-13T19:15:23" calcext:value-type="date">
            <text:p>Çarşamba <text:s/>13/Mart/2019 19:15:23</text:p>
          </table:table-cell>
          <table:table-cell table:style-name="ce7" office:value-type="currency" office:currency="TRY" office:value="6.5" calcext:value-type="currency">
            <text:p>₺6,50</text:p>
          </table:table-cell>
          <table:table-cell table:number-columns-repeated="2"/>
        </table:table-row>
        <table:table-row table:style-name="ro5">
          <table:table-cell office:value-type="date" office:date-value="2019-03-14T18:16:47" calcext:value-type="date">
            <text:p>Perşembe <text:s/>14/Mart/2019 18:16:47</text:p>
          </table:table-cell>
          <table:table-cell table:style-name="ce7" office:value-type="currency" office:currency="TRY" office:value="4.5" calcext:value-type="currency">
            <text:p>₺4,50</text:p>
          </table:table-cell>
          <table:table-cell table:number-columns-repeated="2"/>
        </table:table-row>
        <table:table-row table:style-name="ro5">
          <table:table-cell office:value-type="date" office:date-value="2019-03-15T18:19:48" calcext:value-type="date">
            <text:p>Cuma <text:s/>15/Mart/2019 18:19:48</text:p>
          </table:table-cell>
          <table:table-cell table:style-name="ce7" office:value-type="currency" office:currency="TRY" office:value="6" calcext:value-type="currency">
            <text:p>₺6,00</text:p>
          </table:table-cell>
          <table:table-cell table:number-columns-repeated="2"/>
        </table:table-row>
        <table:table-row table:style-name="ro5">
          <table:table-cell office:value-type="date" office:date-value="2019-03-16T09:36:42" calcext:value-type="date">
            <text:p>Cumartesi <text:s/>16/Mart/2019 09:36:42</text:p>
          </table:table-cell>
          <table:table-cell table:style-name="ce7" office:value-type="currency" office:currency="TRY" office:value="3.75" calcext:value-type="currency">
            <text:p>₺3,75</text:p>
          </table:table-cell>
          <table:table-cell table:number-columns-repeated="2"/>
        </table:table-row>
        <table:table-row table:style-name="ro5">
          <table:table-cell office:value-type="date" office:date-value="2019-03-16T20:05:35" calcext:value-type="date">
            <text:p>Cumartesi <text:s/>16/Mart/2019 20:05:35</text:p>
          </table:table-cell>
          <table:table-cell table:style-name="ce7" office:value-type="currency" office:currency="TRY" office:value="9" calcext:value-type="currency">
            <text:p>₺9,00</text:p>
          </table:table-cell>
          <table:table-cell table:number-columns-repeated="2"/>
        </table:table-row>
        <table:table-row table:style-name="ro5">
          <table:table-cell office:value-type="date" office:date-value="2019-03-17T12:55:40" calcext:value-type="date">
            <text:p>Pazar <text:s/>17/Mart/2019 12:55:40</text:p>
          </table:table-cell>
          <table:table-cell table:style-name="ce7" office:value-type="currency" office:currency="TRY" office:value="10.5" calcext:value-type="currency">
            <text:p>₺10,50</text:p>
          </table:table-cell>
          <table:table-cell table:number-columns-repeated="2"/>
        </table:table-row>
        <table:table-row table:style-name="ro5">
          <table:table-cell office:value-type="date" office:date-value="2019-03-17T21:34:01" calcext:value-type="date">
            <text:p>Pazar <text:s/>17/Mart/2019 21:34:01</text:p>
          </table:table-cell>
          <table:table-cell table:style-name="ce7" office:value-type="currency" office:currency="TRY" office:value="10" calcext:value-type="currency">
            <text:p>₺10,00</text:p>
          </table:table-cell>
          <table:table-cell table:number-columns-repeated="2"/>
        </table:table-row>
        <table:table-row table:style-name="ro5">
          <table:table-cell office:value-type="date" office:date-value="2019-03-18T07:29:45" calcext:value-type="date">
            <text:p>Pazartesi <text:s/>18/Mart/2019 07:29:45</text:p>
          </table:table-cell>
          <table:table-cell table:style-name="ce7" office:value-type="currency" office:currency="TRY" office:value="1.25" calcext:value-type="currency">
            <text:p>₺1,25</text:p>
          </table:table-cell>
          <table:table-cell table:number-columns-repeated="2"/>
        </table:table-row>
        <table:table-row table:style-name="ro5">
          <table:table-cell office:value-type="date" office:date-value="2019-03-18T16:36:01" calcext:value-type="date">
            <text:p>Pazartesi <text:s/>18/Mart/2019 16:36:01</text:p>
          </table:table-cell>
          <table:table-cell table:style-name="ce7" office:value-type="currency" office:currency="TRY" office:value="2.5" calcext:value-type="currency">
            <text:p>₺2,50</text:p>
          </table:table-cell>
          <table:table-cell table:number-columns-repeated="2"/>
        </table:table-row>
        <table:table-row table:style-name="ro5">
          <table:table-cell office:value-type="date" office:date-value="2019-03-20T18:57:38" calcext:value-type="date">
            <text:p>Çarşamba <text:s/>20/Mart/2019 18:57:38</text:p>
          </table:table-cell>
          <table:table-cell table:style-name="ce7" office:value-type="currency" office:currency="TRY" office:value="7.25" calcext:value-type="currency">
            <text:p>₺7,25</text:p>
          </table:table-cell>
          <table:table-cell table:number-columns-repeated="2"/>
        </table:table-row>
        <table:table-row table:style-name="ro5">
          <table:table-cell office:value-type="date" office:date-value="2019-03-21T10:53:19" calcext:value-type="date">
            <text:p>Perşembe <text:s/>21/Mart/2019 10:53:19</text:p>
          </table:table-cell>
          <table:table-cell table:style-name="ce7" office:value-type="currency" office:currency="TRY" office:value="4.25" calcext:value-type="currency">
            <text:p>₺4,25</text:p>
          </table:table-cell>
          <table:table-cell table:number-columns-repeated="2"/>
        </table:table-row>
        <table:table-row table:style-name="ro5">
          <table:table-cell office:value-type="date" office:date-value="2019-03-23T08:10:56" calcext:value-type="date">
            <text:p>Cumartesi <text:s/>23/Mart/2019 08:10:56</text:p>
          </table:table-cell>
          <table:table-cell table:style-name="ce7" office:value-type="currency" office:currency="TRY" office:value="2.5" calcext:value-type="currency">
            <text:p>₺2,50</text:p>
          </table:table-cell>
          <table:table-cell table:number-columns-repeated="2"/>
        </table:table-row>
        <table:table-row table:style-name="ro5" table:number-rows-repeated="104855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ayfa2" table:style-name="ta2">
        <table:table-column table:style-name="co5" table:default-cell-style-name="ce31"/>
        <table:table-row table:style-name="ro4">
          <table:table-cell/>
        </table:table-row>
      </table:table>
      <table:table table:name="Sayfa3" table:style-name="ta2">
        <table:table-column table:style-name="co5" table:default-cell-style-name="Default"/>
        <table:table-row table:style-name="ro4">
          <table:table-cell/>
        </table:table-row>
      </table:table>
      <table:table table:name="Sayfa4" table:style-name="ta2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-of-week number:style="long"/>
      <number:text>  </number:text>
      <number:day number:style="long"/>
      <number:text>/</number:text>
      <number:month number:style="long" number:textual="true"/>
      <number:text>/</number:text>
      <number:year number:style="long"/>
    </number:date-style>
    <number:date-style style:name="N113">
      <number:day-of-week number:style="long"/>
      <number:text>  </number:text>
      <number:day number:style="long"/>
      <number:text>/</number:text>
      <number:month number:style="long" number:textual="true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.00.0000</text:date>, <text:time style:data-style-name="N2" text:time-value="12:23:36.3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20:00:01.058560185</meta:creation-date>
    <meta:editing-duration>P1DT2H20M47S</meta:editing-duration>
    <meta:editing-cycles>1289</meta:editing-cycles>
    <meta:generator>LibreOffice/6.2.0.3$Windows_X86_64 LibreOffice_project/98c6a8a1c6c7b144ce3cc729e34964b47ce25d62</meta:generator>
    <dc:title>Hesap_Şablonu</dc:title>
    <dc:date>2019-03-30T12:34:52.852000000</dc:date>
    <meta:document-statistic meta:table-count="4" meta:cell-count="42" meta:object-count="0"/>
    <meta:template xlink:type="simple" xlink:actuate="onRequest" xlink:title="Hesap_Şablonu" xlink:href="../../../.config/libreoffice/4/user/template/Hesap_Şablonu.ots" meta:date="2018-02-17T20:00:00.699066977"/>
  </office:meta>
</office:document-meta>
</file>